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Heading_20_3">
      <style:paragraph-properties fo:text-align="justify"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1693f1"/>
    </style:style>
    <style:style style:name="P4" style:family="paragraph" style:parent-style-name="Text_20_body">
      <style:paragraph-properties fo:text-align="justify" style:justify-single-word="false"/>
      <style:text-properties style:font-name="Times New Roman" fo:font-size="14pt" fo:font-style="italic" fo:font-weight="normal" officeooo:paragraph-rsid="001693f1" style:font-size-asian="14pt" style:font-style-asian="italic" style:font-weight-asian="normal" style:font-size-complex="14pt" style:font-style-complex="italic" style:font-weight-complex="normal"/>
    </style:style>
    <style:style style:name="P5" style:family="paragraph" style:parent-style-name="Text_20_body">
      <style:paragraph-properties fo:text-align="justify" style:justify-single-word="false"/>
      <style:text-properties style:font-name="Times New Roman" fo:font-size="14pt" fo:font-weight="normal" officeooo:paragraph-rsid="001693f1" style:font-size-asian="14pt" style:font-weight-asian="normal" style:font-size-complex="14pt" style:font-weight-complex="normal"/>
    </style:style>
    <style:style style:name="P6" style:family="paragraph" style:parent-style-name="Text_20_body">
      <style:paragraph-properties fo:text-align="justify" style:justify-single-word="false"/>
      <style:text-properties style:font-name="Times New Roman" fo:font-size="14pt" fo:font-weight="normal" style:font-size-asian="14pt" style:font-weight-asian="normal" style:font-size-complex="14pt" style:font-weight-complex="normal"/>
    </style:style>
    <style:style style:name="P7" style:family="paragraph" style:parent-style-name="Heading_20_3" style:list-style-name="L8">
      <style:paragraph-properties fo:text-align="justify" style:justify-single-word="false"/>
    </style:style>
    <style:style style:name="P8" style:family="paragraph" style:parent-style-name="Text_20_body" style:list-style-name="L1">
      <style:paragraph-properties fo:text-align="center" style:justify-single-word="false"/>
      <style:text-properties style:font-name="Times New Roman" fo:font-size="14pt" officeooo:paragraph-rsid="001693f1" style:font-size-asian="14pt" style:font-size-complex="14pt"/>
    </style:style>
    <style:style style:name="P9" style:family="paragraph" style:parent-style-name="Text_20_body">
      <style:paragraph-properties fo:text-align="justify" style:justify-single-word="false"/>
      <style:text-properties style:font-name="Times New Roman" fo:font-size="14pt" fo:font-style="italic" fo:font-weight="normal" officeooo:paragraph-rsid="001693f1" style:font-size-asian="14pt" style:font-style-asian="italic" style:font-weight-asian="normal" style:font-size-complex="14pt" style:font-style-complex="italic" style:font-weight-complex="normal"/>
    </style:style>
    <style:style style:name="P10" style:family="paragraph" style:parent-style-name="Text_20_body" style:list-style-name="L2">
      <style:paragraph-properties fo:margin-top="0in" fo:margin-bottom="0in" style:contextual-spacing="false" fo:text-align="justify" style:justify-single-word="false"/>
    </style:style>
    <style:style style:name="P11" style:family="paragraph" style:parent-style-name="Text_20_body" style:list-style-name="L2">
      <style:paragraph-properties fo:text-align="justify" style:justify-single-word="false"/>
    </style:style>
    <style:style style:name="P12" style:family="paragraph" style:parent-style-name="Text_20_body" style:list-style-name="L3">
      <style:paragraph-properties fo:margin-top="0in" fo:margin-bottom="0in" style:contextual-spacing="false" fo:text-align="justify" style:justify-single-word="false"/>
    </style:style>
    <style:style style:name="P13" style:family="paragraph" style:parent-style-name="Text_20_body" style:list-style-name="L3">
      <style:paragraph-properties fo:text-align="justify" style:justify-single-word="false"/>
    </style:style>
    <style:style style:name="P14" style:family="paragraph" style:parent-style-name="Text_20_body" style:list-style-name="L4">
      <style:paragraph-properties fo:margin-top="0in" fo:margin-bottom="0in" style:contextual-spacing="false" fo:text-align="justify" style:justify-single-word="false"/>
    </style:style>
    <style:style style:name="P15" style:family="paragraph" style:parent-style-name="Text_20_body" style:list-style-name="L4">
      <style:paragraph-properties fo:text-align="justify" style:justify-single-word="false"/>
    </style:style>
    <style:style style:name="P16" style:family="paragraph" style:parent-style-name="Text_20_body" style:list-style-name="L5">
      <style:paragraph-properties fo:margin-top="0in" fo:margin-bottom="0in" style:contextual-spacing="false" fo:text-align="justify" style:justify-single-word="false"/>
    </style:style>
    <style:style style:name="P17" style:family="paragraph" style:parent-style-name="Text_20_body" style:list-style-name="L5">
      <style:paragraph-properties fo:text-align="justify" style:justify-single-word="false"/>
    </style:style>
    <style:style style:name="P18" style:family="paragraph" style:parent-style-name="Text_20_body" style:list-style-name="L6">
      <style:paragraph-properties fo:margin-top="0in" fo:margin-bottom="0in" style:contextual-spacing="false" fo:text-align="justify" style:justify-single-word="false"/>
    </style:style>
    <style:style style:name="P19" style:family="paragraph" style:parent-style-name="Text_20_body" style:list-style-name="L6">
      <style:paragraph-properties fo:text-align="justify" style:justify-single-word="false"/>
    </style:style>
    <style:style style:name="P20" style:family="paragraph" style:parent-style-name="Text_20_body" style:list-style-name="L7">
      <style:paragraph-properties fo:margin-top="0in" fo:margin-bottom="0in" style:contextual-spacing="false" fo:text-align="justify" style:justify-single-word="false"/>
    </style:style>
    <style:style style:name="P21" style:family="paragraph" style:parent-style-name="Text_20_body" style:list-style-name="L7">
      <style:paragraph-properties fo:text-align="justify" style:justify-single-word="false"/>
    </style:style>
    <style:style style:name="P22" style:family="paragraph" style:parent-style-name="Text_20_body" style:list-style-name="L8">
      <style:paragraph-properties fo:text-align="justify" style:justify-single-word="false"/>
    </style:style>
    <style:style style:name="P23" style:family="paragraph" style:parent-style-name="Text_20_body" style:list-style-name="L8">
      <style:paragraph-properties fo:margin-top="0in" fo:margin-bottom="0in" style:contextual-spacing="false" fo:text-align="justify" style:justify-single-word="false"/>
    </style:style>
    <style:style style:name="P24" style:family="paragraph" style:parent-style-name="Text_20_body">
      <style:paragraph-properties fo:text-align="justify" style:justify-single-word="false"/>
      <style:text-properties style:font-name="Times New Roman" fo:font-size="14pt" fo:font-style="normal" fo:font-weight="normal" officeooo:paragraph-rsid="00209bcb"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1693f1" style:font-weight-asian="bold" style:font-weight-complex="bold"/>
    </style:style>
    <style:style style:name="T3" style:family="text">
      <style:text-properties style:font-name="Times New Roman" fo:font-size="14pt" fo:font-weight="normal" style:font-size-asian="14pt" style:font-weight-asian="normal" style:font-size-complex="14pt" style:font-weight-complex="normal"/>
    </style:style>
    <style:style style:name="T4" style:family="text">
      <style:text-properties style:font-name="Times New Roman" fo:font-size="14pt" fo:font-weight="normal" officeooo:rsid="001693f1" style:font-size-asian="14pt" style:font-weight-asian="normal" style:font-size-complex="14pt"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300258122" text:style-name="L1">
        <text:list-header>
          <text:p text:style-name="P8"><text:span text:style-name="T1">End-to-end Identification of Autoregressive with</text:span><text:span text:style-name="T2"> </text:span><text:span text:style-name="T1">Exogenous Input (ARX) Models Using Neural Networks</text:span></text:p>
        </text:list-header>
      </text:list>
      <text:p text:style-name="P4"/>
      <text:p text:style-name="P24">22(1), February 2025, 117-130<text:tab/> <text:s text:c="62"/>February 2025</text:p>
      <text:p text:style-name="P4"/>
      <text:p text:style-name="P4">Keywords: Linear system identification and estimation, learning systems, model structure determination</text:p>
      <text:p text:style-name="P5"/>
      <text:p text:style-name="P3"><text:span text:style-name="T3"><text:tab/>Parametrik sistem tanımlama, bir sistemin girdileri ve çıktıları arasındaki ilişkileri belirleyerek sistemin dinamik yapısını anlamayı amaçlayan bir yöntemdir. Bu yöntem, kontrol sistemleri, sinyal işleme, ekonomi ve mühendislik gibi birçok alanda yaygın olarak kullanılmaktadır. </text:span><text:span text:style-name="Strong_20_Emphasis"><text:span text:style-name="T3">Oto-regresif dışsal girişli (ARX) modelleri</text:span></text:span><text:span text:style-name="T3">, doğrusal sistemlerin tanımlanmasında önemli bir araç olup, </text:span><text:span text:style-name="Strong_20_Emphasis"><text:span text:style-name="T3">nedensellik analizi, kutup-sıfır analizi ve spektrum analizi</text:span></text:span><text:span text:style-name="T3"> gibi yöntemlerle sistemin davranışlarını incelemek için kullanılmaktadır.</text:span></text:p>
      <text:p text:style-name="P6">Geleneksel ARX model tanımlama süreçleri iki temel adımdan oluşur:</text:p>
      <text:list xml:id="list186188955" text:style-name="L2">
        <text:list-item>
          <text:p text:style-name="P10"><text:span text:style-name="Strong_20_Emphasis"><text:span text:style-name="T3">Modelin mertebesinin belirlenmesi</text:span></text:span><text:span text:style-name="T3">: Sistemin dinamiklerini en iyi temsil eden gecikme derecesinin belirlenmesi gerekir.</text:span></text:p>
        </text:list-item>
        <text:list-item>
          <text:p text:style-name="P11"><text:span text:style-name="Strong_20_Emphasis"><text:span text:style-name="T3">Model katsayılarının tahmin edilmesi</text:span></text:span><text:span text:style-name="T3">: Modelin doğruluğunu artırmak için giriş-çıkış verilerine dayanarak katsayılar hesaplanır.</text:span></text:p>
        </text:list-item>
      </text:list>
      <text:p text:style-name="P2"><text:span text:style-name="T3"><text:tab/>Klasik yöntemler genellikle </text:span><text:span text:style-name="Strong_20_Emphasis"><text:span text:style-name="T3">En Küçük Kareler (OLS), Kalman filtresi, Bayesian bilgi kriteri (BIC) ve Akaike bilgi kriteri (AIC)</text:span></text:span><text:span text:style-name="T3"> gibi istatistiksel yaklaşımları kullanarak ARX modellerini belirler. Ancak, bu yöntemler genellikle </text:span><text:span text:style-name="Strong_20_Emphasis"><text:span text:style-name="T3">önceden belirli sistem bilgisine ihtiyaç duyar</text:span></text:span><text:span text:style-name="T3"> ve karmaşık sistemlerde model seçimi sürecinde </text:span><text:span text:style-name="Strong_20_Emphasis"><text:span text:style-name="T3">aşırı uyum (overfitting) veya yetersiz genelleştirme</text:span></text:span><text:span text:style-name="T3"> gibi sorunlarla karşılaşabilir.</text:span></text:p>
      <text:p text:style-name="P2"><text:span text:style-name="T3"><text:tab/>Son yıllarda, </text:span><text:span text:style-name="Strong_20_Emphasis"><text:span text:style-name="T3">derin öğrenme teknikleri</text:span></text:span><text:span text:style-name="T3"> zaman serisi modelleme ve sistem tanımlama alanında dikkat çekmiş olup, önceden bilgiye duyulan bağımlılığı azaltarak daha güçlü bir genelleme yeteneği sunmuştur. </text:span><text:span text:style-name="Strong_20_Emphasis"><text:span text:style-name="T3">Yinelemeli sinir ağları (RNN), uzun-kısa süreli bellek (LSTM), kapılı tekrarlayan birimler (GRU) ve zamansal evrişimli ağlar (TCN)</text:span></text:span><text:span text:style-name="T3"> gibi yöntemler, sistem giriş-çıkış eşleştirmelerini öğrenmek için yaygın olarak kullanılmaktadır. Ancak, </text:span><text:span text:style-name="Strong_20_Emphasis"><text:span text:style-name="T3">bu sinir ağları yorumlanabilirlik açısından sınırlıdır</text:span></text:span><text:span text:style-name="T3"> ve geleneksel ARX modellerindeki </text:span><text:span text:style-name="Strong_20_Emphasis"><text:span text:style-name="T3">kutuplar, sıfırlar ve spektrum analizleri gibi matematiksel analizlere olanak tanımamaktadır</text:span></text:span><text:span text:style-name="T3">.</text:span><text:span text:style-name="T4">+</text:span></text:p>
      <text:p text:style-name="P2"><text:soft-page-break/><text:span text:style-name="T3">Bu çalışmada, </text:span><text:span text:style-name="Strong_20_Emphasis"><text:span text:style-name="T3">ARX modelinin uçtan uca (end-to-end) tanımlanmasını sağlayan yeni bir sinir ağı tabanlı çerçeve önerilmektedir</text:span></text:span><text:span text:style-name="T3">. Önerilen çerçeve, </text:span><text:span text:style-name="Strong_20_Emphasis"><text:span text:style-name="T3">hem modelin mertebesini belirleyebilen hem de katsayılarını tahmin edebilen bir yapay sinir ağı tabanlı sistem sunmaktadır</text:span></text:span><text:span text:style-name="T3">. Çeşitli sinir ağı mimarileri ve eğitim veri setleriyle yapılan testler sonucunda, önerilen yöntemin </text:span><text:span text:style-name="Strong_20_Emphasis"><text:span text:style-name="T3">sınırlı sayıda simülasyon verisi ile istikrarlı ve doğru ARX modelleri üretebildiği</text:span></text:span><text:span text:style-name="T3"> gösterilmiştir.</text:span></text:p>
      <text:h text:style-name="P1" text:outline-level="3"><text:span text:style-name="Strong_20_Emphasis"><text:span text:style-name="T3">1. Önerilen Yöntem: Uçtan Uca ARX Model Tanımlama</text:span></text:span></text:h>
      <text:p text:style-name="P2"><text:span text:style-name="T3">Bu çalışmada, ARX model tanımlama sürecini otomatize etmek amacıyla </text:span><text:span text:style-name="Strong_20_Emphasis"><text:span text:style-name="T3">sıra bazlı (order-wise) sinir ağı yapısı</text:span></text:span><text:span text:style-name="T3"> geliştirilmiştir. </text:span><text:span text:style-name="Strong_20_Emphasis"><text:span text:style-name="T3">Çok görevli öğrenme (multitask learning) yaklaşımı</text:span></text:span><text:span text:style-name="T3"> kullanılarak, modelin hem mertebesi hem de katsayıları eş zamanlı olarak belirlenmektedir.</text:span></text:p>
      <text:p text:style-name="P6">Önerilen model şu üç ana aşamadan oluşmaktadır:</text:p>
      <text:list xml:id="list448716992" text:style-name="L3">
        <text:list-item>
          <text:p text:style-name="P12"><text:span text:style-name="Strong_20_Emphasis"><text:span text:style-name="T3">Eğitim ve doğrulama verisinin simülasyon yoluyla üretilmesi</text:span></text:span><text:span text:style-name="T3">: Gerçek sistemlerden elde edilen verilere dayalı olarak, çeşitli ARX model yapıları simüle edilmiştir.</text:span></text:p>
        </text:list-item>
        <text:list-item>
          <text:p text:style-name="P12"><text:span text:style-name="Strong_20_Emphasis"><text:span text:style-name="T3">Sinir ağlarının eğitilmesi ve ince ayarlanması</text:span></text:span><text:span text:style-name="T3">: Simüle edilen veriler kullanılarak sinir ağı modelleri eğitilmiştir.</text:span></text:p>
        </text:list-item>
        <text:list-item>
          <text:p text:style-name="P13"><text:span text:style-name="Strong_20_Emphasis"><text:span text:style-name="T3">Eğitilmiş modelin test edilmesi ve konuşlandırılması</text:span></text:span><text:span text:style-name="T3">: Eğitim sürecinden sonra, farklı test senaryolarında modelin doğruluğu değerlendirilmiştir.</text:span></text:p>
        </text:list-item>
      </text:list>
      <text:p text:style-name="P2"><text:span text:style-name="T3">Önerilen yöntemde, </text:span><text:span text:style-name="Strong_20_Emphasis"><text:span text:style-name="T3">hem RNN hem de TCN tabanlı sinir ağı yapıları test edilmiştir</text:span></text:span><text:span text:style-name="T3">. Modelin başarımını değerlendirmek için:</text:span></text:p>
      <text:list xml:id="list1619259873" text:style-name="L4">
        <text:list-item>
          <text:p text:style-name="P14"><text:span text:style-name="Strong_20_Emphasis"><text:span text:style-name="T3">Makro ortalama AUC (area under curve)</text:span></text:span></text:p>
        </text:list-item>
        <text:list-item>
          <text:p text:style-name="P14"><text:span text:style-name="Strong_20_Emphasis"><text:span text:style-name="T3">Doğruluk oranı (accuracy)</text:span></text:span></text:p>
        </text:list-item>
        <text:list-item>
          <text:p text:style-name="P15"><text:span text:style-name="Strong_20_Emphasis"><text:span text:style-name="T3">Kök ortalama kare hata (RMSE)</text:span></text:span><text:span text:style-name="T3"> gibi ölçütler kullanılmıştır.</text:span></text:p>
        </text:list-item>
      </text:list>
      <text:h text:style-name="P1" text:outline-level="3"><text:span text:style-name="Strong_20_Emphasis"><text:span text:style-name="T3">2. Simülasyon ile Veri Üretimi</text:span></text:span></text:h>
      <text:p text:style-name="P2"><text:span text:style-name="T3">Sinir ağı modelinin eğitimi için gerekli veriler, </text:span><text:span text:style-name="Strong_20_Emphasis"><text:span text:style-name="T3">farklı giriş ve çıkış sinyalleri kullanılarak ARX model simülasyonlarıyla üretilmiştir</text:span></text:span><text:span text:style-name="T3">. Burada amaç, </text:span><text:span text:style-name="Strong_20_Emphasis"><text:span text:style-name="T3">modelin, gürültü seviyesi yüksek ve düşük veri setleriyle dahi öğrenme kabiliyetini değerlendirmektir</text:span></text:span><text:span text:style-name="T3">.</text:span></text:p>
      <text:list xml:id="list1230461350" text:style-name="L5">
        <text:list-item>
          <text:p text:style-name="P16"><text:span text:style-name="T3">Eğitim veri seti </text:span><text:span text:style-name="Strong_20_Emphasis"><text:span text:style-name="T3">%60</text:span></text:span><text:span text:style-name="T3">,</text:span></text:p>
        </text:list-item>
        <text:list-item>
          <text:p text:style-name="P16"><text:span text:style-name="T3">Doğrulama veri seti </text:span><text:span text:style-name="Strong_20_Emphasis"><text:span text:style-name="T3">%20</text:span></text:span><text:span text:style-name="T3">,</text:span></text:p>
        </text:list-item>
        <text:list-item>
          <text:p text:style-name="P17"><text:span text:style-name="T3">Test veri seti </text:span><text:span text:style-name="Strong_20_Emphasis"><text:span text:style-name="T3">%20</text:span></text:span><text:span text:style-name="T3"> olarak ayrılmıştır.</text:span></text:p>
        </text:list-item>
      </text:list>
      <text:p text:style-name="P2"><text:span text:style-name="T3">Simülasyon sırasında, </text:span><text:span text:style-name="Strong_20_Emphasis"><text:span text:style-name="T3">çeşitli zaman gecikmesi kombinasyonları ve rastgele seçilmiş katsayılar</text:span></text:span><text:span text:style-name="T3"> kullanılarak 500 ila 1500 farklı model varyasyonu oluşturulmuştur.</text:span></text:p>
      <text:h text:style-name="P1" text:outline-level="3"><text:soft-page-break/><text:span text:style-name="Strong_20_Emphasis"><text:span text:style-name="T3">3. Modelin Eğitimi ve Sonuçları</text:span></text:span></text:h>
      <text:p text:style-name="P2"><text:span text:style-name="T3">Deneysel çalışmalar, </text:span><text:span text:style-name="Strong_20_Emphasis"><text:span text:style-name="T3">farklı sinir ağı yapılarını karşılaştırarak en iyi ARX model tahmini yapan yapıyı belirlemeyi amaçlamaktadır</text:span></text:span><text:span text:style-name="T3">. Kullanılan sinir ağı türleri şunlardır:</text:span></text:p>
      <text:list xml:id="list2726405382" text:style-name="L6">
        <text:list-item>
          <text:p text:style-name="P18"><text:span text:style-name="Strong_20_Emphasis"><text:span text:style-name="T3">GRU (Gated Recurrent Unit)</text:span></text:span></text:p>
        </text:list-item>
        <text:list-item>
          <text:p text:style-name="P18"><text:span text:style-name="Strong_20_Emphasis"><text:span text:style-name="T3">Çift yönlü GRU (Bi-GRU)</text:span></text:span></text:p>
        </text:list-item>
        <text:list-item>
          <text:p text:style-name="P18"><text:span text:style-name="Strong_20_Emphasis"><text:span text:style-name="T3">LSTM (Long Short-Term Memory)</text:span></text:span></text:p>
        </text:list-item>
        <text:list-item>
          <text:p text:style-name="P18"><text:span text:style-name="Strong_20_Emphasis"><text:span text:style-name="T3">Çift yönlü LSTM (Bi-LSTM)</text:span></text:span></text:p>
        </text:list-item>
        <text:list-item>
          <text:p text:style-name="P19"><text:span text:style-name="Strong_20_Emphasis"><text:span text:style-name="T3">Zamansal Evrişimli Ağlar (TCN)</text:span></text:span></text:p>
        </text:list-item>
      </text:list>
      <text:p text:style-name="P2"><text:span text:style-name="T3">Sonuçlar, </text:span><text:span text:style-name="Strong_20_Emphasis"><text:span text:style-name="T3">GRU tabanlı modellerin diğer modellere kıyasla daha başarılı olduğunu göstermektedir</text:span></text:span><text:span text:style-name="T3">. Özellikle:</text:span></text:p>
      <text:list xml:id="list994132833" text:style-name="L7">
        <text:list-item>
          <text:p text:style-name="P20"><text:span text:style-name="Strong_20_Emphasis"><text:span text:style-name="T3">GRU ve Bi-GRU modelleri, düşük veri setleri ve yüksek gürültü seviyelerinde bile başarılı tahminler yapmıştır.</text:span></text:span></text:p>
        </text:list-item>
        <text:list-item>
          <text:p text:style-name="P20"><text:span text:style-name="Strong_20_Emphasis"><text:span text:style-name="T3">LSTM tabanlı modeller, daha yüksek veri ihtiyacı duymuş ve düşük veri setlerinde aşırı uyum göstermiştir.</text:span></text:span></text:p>
        </text:list-item>
        <text:list-item>
          <text:p text:style-name="P21"><text:span text:style-name="Strong_20_Emphasis"><text:span text:style-name="T3">TCN modelleri, yüksek doğruluk sağlamasına rağmen katsayı tahminlerinde GRU kadar başarılı olamamıştır.</text:span></text:span></text:p>
        </text:list-item>
      </text:list>
      <text:h text:style-name="P1" text:outline-level="3"><text:span text:style-name="Strong_20_Emphasis"><text:span text:style-name="T3">4. Gürültü ve Karmaşıklık Testleri</text:span></text:span></text:h>
      <text:p text:style-name="P2"><text:span text:style-name="T3">Modelin dayanıklılığını değerlendirmek için </text:span><text:span text:style-name="Strong_20_Emphasis"><text:span text:style-name="T3">farklı sinyal-gürültü oranları (SNR) kullanılarak testler yapılmıştır</text:span></text:span><text:span text:style-name="T3">. </text:span><text:span text:style-name="Strong_20_Emphasis"><text:span text:style-name="T3">SNR değeri 10 dB'ye kadar düşürüldüğünde bile GRU tabanlı modeller, ARX model yapılarını başarıyla tahmin edebilmiştir</text:span></text:span><text:span text:style-name="T3">.</text:span></text:p>
      <text:p text:style-name="P2"><text:span text:style-name="T3">Buna ek olarak, </text:span><text:span text:style-name="Strong_20_Emphasis"><text:span text:style-name="T3">basit ve karmaşık ARX modelleri üzerinde testler gerçekleştirilmiş, çoklu giriş ve çıkışürültü seviyelerinde bile başarılı tahminler yapabilmektedir.</text:span></text:span></text:p>
      <text:list xml:id="list1593596206" text:style-name="L8">
        <text:list-item>
          <text:p text:style-name="P22"><text:span text:style-name="Strong_20_Emphasis"><text:span text:style-name="T3">Geleneksel AIC ve BIC yöntemlerine kıyasla, daha doğru ve az önyargılı tahminler sağlamaktadır. gecikmeleri içeren karmaşık modellerde daha büyük veri setlerinin gerektiği belirlenmiştir.</text:span></text:span></text:p>
        </text:list-item>
        <text:list-item>
          <text:p text:style-name="P22"><text:span text:style-name="T3">Bu çalışma, </text:span><text:span text:style-name="Strong_20_Emphasis"><text:span text:style-name="T3">derin öğrenme tabanlı yeni bir ARX model tanımlama yöntemi</text:span></text:span><text:span text:style-name="T3"> önermektedir. </text:span><text:span text:style-name="Strong_20_Emphasis"><text:span text:style-name="T3">Önerilen yöntem, geleneksel istatistiksel yaklaşımlardan farklı olarak, hem modelin mertebesini belirleyebilen hem de katsayılarını tahmin edebilen uçtan uca bir öğrenme süreci sunmaktadır</text:span></text:span><text:span text:style-name="T3">.</text:span></text:p>
        </text:list-item>
        <text:list-item>
          <text:h text:style-name="P7" text:outline-level="3"><text:span text:style-name="Strong_20_Emphasis"><text:span text:style-name="T3">Ana Bulgular</text:span></text:span></text:h>
        </text:list-item>
        <text:list-item>
          <text:p text:style-name="P23"><text:span text:style-name="Strong_20_Emphasis"><text:span text:style-name="T3">GRU tabanlı sinir ağı modelleri, ARX model tahmininde en başarılı yapılar olmuştur.</text:span></text:span></text:p>
          <text:p text:style-name="P22"><text:span text:style-name="Strong_20_Emphasis"><text:span text:style-name="T3"/></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2T14:35:05.820127860</meta:creation-date>
    <dc:date>2025-03-06T09:53:01.552128072</dc:date>
    <meta:editing-duration>PT2H28M35S</meta:editing-duration>
    <meta:editing-cycles>13</meta:editing-cycles>
    <meta:generator>LibreOffice/7.3.7.2$Linux_X86_64 LibreOffice_project/30$Build-2</meta:generator>
    <meta:document-statistic meta:table-count="0" meta:image-count="0" meta:object-count="0" meta:page-count="3" meta:paragraph-count="44" meta:word-count="751" meta:character-count="5965" meta:non-whitespace-character-count="5215"/>
  </office:meta>
</office:document-meta>
</file>